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2ef0"/>
    </style:style>
    <style:style style:name="P2" style:family="paragraph" style:parent-style-name="Standard">
      <style:text-properties officeooo:rsid="001b2ef0" officeooo:paragraph-rsid="001b2ef0"/>
    </style:style>
    <style:style style:name="T1" style:family="text">
      <style:text-properties officeooo:rsid="001b2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 print n values </text:span></text:p>
      <text:p text:style-name="P1"/>
      <text:p text:style-name="P1">echo "enter the value of n"</text:p>
      <text:p text:style-name="Standard">read n</text:p>
      <text:p text:style-name="Standard">for((i=1;i&lt;= n;i++))</text:p>
      <text:p text:style-name="Standard">do</text:p>
      <text:p text:style-name="Standard"><text:s text:c="8"/>echo "$i"</text:p>
      <text:p text:style-name="Standard">done</text:p>
      <text:p text:style-name="Standard"/>
      <text:p text:style-name="P2">to check if the given number is prime </text:p>
      <text:p text:style-name="P2">echo -n "Enter a number: "</text:p>
      <text:p text:style-name="P2">read num</text:p>
      <text:p text:style-name="P2">i=2</text:p>
      <text:p text:style-name="P2">while [ $i -lt $num ]</text:p>
      <text:p text:style-name="P2">do</text:p>
      <text:p text:style-name="P2">if [ `expr $num % $i` -eq 0 ]</text:p>
      <text:p text:style-name="P2">then</text:p>
      <text:p text:style-name="P2">echo "$num is not a prime number"</text:p>
      <text:p text:style-name="P2">echo "Since it is divisible by $i"</text:p>
      <text:p text:style-name="P2">exit</text:p>
      <text:p text:style-name="P2">fi</text:p>
      <text:p text:style-name="P2">i=`expr $i + 1`</text:p>
      <text:p text:style-name="P2">done</text:p>
      <text:p text:style-name="P2">echo "$num is a prime number 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04:07.703866965</meta:creation-date>
    <dc:date>2018-02-20T15:08:09.685700338</dc:date>
    <meta:editing-duration>PT4M2S</meta:editing-duration>
    <meta:editing-cycles>1</meta:editing-cycles>
    <meta:generator>LibreOffice/5.4.2.2$Linux_X86_64 LibreOffice_project/40m0$Build-2</meta:generator>
    <meta:document-statistic meta:table-count="0" meta:image-count="0" meta:object-count="0" meta:page-count="1" meta:paragraph-count="22" meta:word-count="80" meta:character-count="347" meta:non-whitespace-character-count="279"/>
  </office:meta>
</office:document-meta>
</file>